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25-03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5992" calcext:value-type="float">
            <text:p>125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22-10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9-10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8-10-2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7-10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9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8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8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7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6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6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6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8704</text:p>
          </table:table-cell>
          <table:table-cell office:value-type="string" calcext:value-type="string">
            <text:p>Crystal City Quad</text:p>
          </table:table-cell>
          <table:table-cell office:value-type="string" calcext:value-type="string">
            <text:p>193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